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17cm" style:rel-column-width="12402*"/>
    </style:style>
    <style:style style:name="Tabelle1.B" style:family="table-column">
      <style:table-column-properties style:column-width="1.39cm" style:rel-column-width="5358*"/>
    </style:style>
    <style:style style:name="Tabelle1.C" style:family="table-column">
      <style:table-column-properties style:column-width="3.087cm" style:rel-column-width="11899*"/>
    </style:style>
    <style:style style:name="Tabelle1.D" style:family="table-column">
      <style:table-column-properties style:column-width="1.499cm" style:rel-column-width="5779*"/>
    </style:style>
    <style:style style:name="Tabelle1.E" style:family="table-column">
      <style:table-column-properties style:column-width="1.102cm" style:rel-column-width="4249*"/>
    </style:style>
    <style:style style:name="Tabelle1.F" style:family="table-column">
      <style:table-column-properties style:column-width="1.3cm" style:rel-column-width="5011*"/>
    </style:style>
    <style:style style:name="Tabelle1.G" style:family="table-column">
      <style:table-column-properties style:column-width="1.61cm" style:rel-column-width="6208*"/>
    </style:style>
    <style:style style:name="Tabelle1.H" style:family="table-column">
      <style:table-column-properties style:column-width="3.794cm" style:rel-column-width="1462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11" style:family="table-row">
      <style:table-row-properties style:min-row-height="0.496cm"/>
    </style:style>
    <style:style style:name="P1" style:family="paragraph" style:parent-style-name="Standard">
      <style:text-properties officeooo:rsid="0034a092"/>
    </style:style>
    <style:style style:name="P2" style:family="paragraph" style:parent-style-name="Table_20_Contents">
      <style:text-properties fo:font-size="9pt" officeooo:rsid="001cec5b" officeooo:paragraph-rsid="001cec5b" style:font-size-asian="9pt" style:font-size-complex="9pt"/>
    </style:style>
    <style:style style:name="P3" style:family="paragraph" style:parent-style-name="Table_20_Contents">
      <style:text-properties fo:font-size="9pt" officeooo:rsid="001cec5b" officeooo:paragraph-rsid="00300e4e" style:font-size-asian="9pt" style:font-size-complex="9pt"/>
    </style:style>
    <style:style style:name="P4" style:family="paragraph" style:parent-style-name="Table_20_Contents">
      <style:text-properties fo:font-size="9pt" officeooo:rsid="001de8fc" officeooo:paragraph-rsid="001de8fc" style:font-size-asian="9pt" style:font-size-complex="9pt"/>
    </style:style>
    <style:style style:name="P5" style:family="paragraph" style:parent-style-name="Table_20_Contents">
      <style:text-properties fo:font-size="9pt" officeooo:rsid="001de8fc" officeooo:paragraph-rsid="001e4af1" style:font-size-asian="9pt" style:font-size-complex="9pt"/>
    </style:style>
    <style:style style:name="P6" style:family="paragraph" style:parent-style-name="Table_20_Contents">
      <style:text-properties fo:font-size="9pt" officeooo:rsid="001de8fc" officeooo:paragraph-rsid="00300e4e" style:font-size-asian="9pt" style:font-size-complex="9pt"/>
    </style:style>
    <style:style style:name="P7" style:family="paragraph" style:parent-style-name="Table_20_Contents">
      <style:text-properties fo:font-size="9pt" officeooo:rsid="001e4af1" officeooo:paragraph-rsid="001e4af1" style:font-size-asian="9pt" style:font-size-complex="9pt"/>
    </style:style>
    <style:style style:name="P8" style:family="paragraph" style:parent-style-name="Table_20_Contents">
      <style:text-properties fo:font-size="9pt" officeooo:rsid="00201f29" officeooo:paragraph-rsid="00201f29" style:font-size-asian="9pt" style:font-size-complex="9pt"/>
    </style:style>
    <style:style style:name="P9" style:family="paragraph" style:parent-style-name="Table_20_Contents">
      <style:text-properties fo:font-size="9pt" officeooo:rsid="0026bebe" officeooo:paragraph-rsid="0026bebe" style:font-size-asian="9pt" style:font-size-complex="9pt"/>
    </style:style>
    <style:style style:name="P10" style:family="paragraph" style:parent-style-name="Table_20_Contents">
      <style:text-properties fo:font-size="9pt" officeooo:rsid="002c581a" officeooo:paragraph-rsid="002c581a" style:font-size-asian="9pt" style:font-size-complex="9pt"/>
    </style:style>
    <style:style style:name="P11" style:family="paragraph" style:parent-style-name="Table_20_Contents">
      <style:text-properties fo:font-size="9pt" officeooo:rsid="002f1fb3" officeooo:paragraph-rsid="002f1fb3" style:font-size-asian="9pt" style:font-size-complex="9pt"/>
    </style:style>
    <style:style style:name="P12" style:family="paragraph" style:parent-style-name="Table_20_Contents">
      <style:text-properties fo:font-size="9pt" officeooo:rsid="0031a4d0" officeooo:paragraph-rsid="0031a4d0" style:font-size-asian="9pt" style:font-size-complex="9pt"/>
    </style:style>
    <style:style style:name="P13" style:family="paragraph" style:parent-style-name="Table_20_Contents">
      <style:text-properties fo:font-size="9pt" officeooo:rsid="0034a092" officeooo:paragraph-rsid="0034a092" style:font-size-asian="9pt" style:font-size-complex="9pt"/>
    </style:style>
    <style:style style:name="P14" style:family="paragraph" style:parent-style-name="Table_20_Contents">
      <style:text-properties fo:font-size="9pt" officeooo:rsid="00364428" officeooo:paragraph-rsid="00364428" style:font-size-asian="9pt" style:font-size-complex="9pt"/>
    </style:style>
    <style:style style:name="P15" style:family="paragraph" style:parent-style-name="Table_20_Contents">
      <style:text-properties fo:font-size="9pt" officeooo:rsid="003a9619" officeooo:paragraph-rsid="003a9619" style:font-size-asian="9pt" style:font-size-complex="9pt"/>
    </style:style>
    <style:style style:name="P16" style:family="paragraph" style:parent-style-name="Table_20_Contents">
      <style:text-properties fo:font-size="9pt" officeooo:rsid="0040e690" officeooo:paragraph-rsid="0040e690" style:font-size-asian="9pt" style:font-size-complex="9pt"/>
    </style:style>
    <style:style style:name="P17" style:family="paragraph" style:parent-style-name="Table_20_Contents">
      <style:text-properties fo:font-size="9pt" officeooo:rsid="001e4af1" officeooo:paragraph-rsid="001e4af1" style:font-size-asian="7.84999990463257pt" style:font-size-complex="9pt"/>
    </style:style>
    <style:style style:name="P18" style:family="paragraph" style:parent-style-name="Table_20_Contents">
      <style:text-properties fo:font-size="9pt" officeooo:rsid="002c581a" officeooo:paragraph-rsid="002c581a" style:font-size-asian="7.84999990463257pt" style:font-size-complex="9pt"/>
    </style:style>
    <style:style style:name="P19" style:family="paragraph" style:parent-style-name="Table_20_Contents">
      <style:text-properties fo:font-size="9pt" officeooo:rsid="0033b943" officeooo:paragraph-rsid="0033b943" style:font-size-asian="7.84999990463257pt" style:font-size-complex="9pt"/>
    </style:style>
    <style:style style:name="P20" style:family="paragraph" style:parent-style-name="Table_20_Contents">
      <style:text-properties fo:font-size="9pt" fo:font-weight="bold" officeooo:rsid="00201f29" officeooo:paragraph-rsid="00201f29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font-size="9pt" fo:font-weight="bold" officeooo:rsid="00300e4e" officeooo:paragraph-rsid="00300e4e" style:font-size-asian="9pt" style:font-weight-asian="bold" style:font-size-complex="9pt" style:font-weight-complex="bold"/>
    </style:style>
    <style:style style:name="P22" style:family="paragraph" style:parent-style-name="Table_20_Contents"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officeooo:rsid="001cec5b" officeooo:paragraph-rsid="0034a092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font-size="9pt" fo:font-weight="bold" officeooo:rsid="0040e690" officeooo:paragraph-rsid="0040e690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officeooo:rsid="00549b57" officeooo:paragraph-rsid="00549b57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9pt" fo:font-weight="normal" officeooo:rsid="002d87f6" officeooo:paragraph-rsid="002d87f6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officeooo:paragraph-rsid="001e4af1"/>
    </style:style>
    <style:style style:name="P29" style:family="paragraph" style:parent-style-name="Table_20_Contents">
      <style:text-properties officeooo:paragraph-rsid="0024ef68"/>
    </style:style>
    <style:style style:name="P30" style:family="paragraph" style:parent-style-name="Table_20_Contents">
      <style:text-properties officeooo:paragraph-rsid="002d87f6"/>
    </style:style>
    <style:style style:name="P31" style:family="paragraph" style:parent-style-name="Table_20_Contents">
      <style:text-properties fo:font-size="9pt" officeooo:rsid="0063e8ce" officeooo:paragraph-rsid="0063e8ce" style:font-size-asian="9pt" style:font-size-complex="9pt"/>
    </style:style>
    <style:style style:name="T1" style:family="text">
      <style:text-properties fo:font-size="9pt" officeooo:rsid="001de8fc" style:font-size-asian="9pt" style:font-size-complex="9pt"/>
    </style:style>
    <style:style style:name="T2" style:family="text">
      <style:text-properties fo:font-size="9pt" officeooo:rsid="001e4af1" style:font-size-asian="9pt" style:font-size-complex="9pt"/>
    </style:style>
    <style:style style:name="T3" style:family="text">
      <style:text-properties fo:font-size="9pt" officeooo:rsid="005b0375" style:font-size-asian="9pt" style:font-size-complex="9pt"/>
    </style:style>
    <style:style style:name="T4" style:family="text">
      <style:text-properties fo:font-size="9pt" fo:font-weight="normal" officeooo:rsid="002d87f6" style:font-size-asian="9pt" style:font-weight-asian="normal" style:font-size-complex="9pt" style:font-weight-complex="normal"/>
    </style:style>
    <style:style style:name="T5" style:family="text">
      <style:text-properties fo:font-size="9pt" fo:font-weight="normal" officeooo:rsid="002f1fb3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47916a" style:font-size-asian="9pt" style:font-weight-asian="normal" style:font-size-complex="9pt" style:font-weight-complex="normal"/>
    </style:style>
    <style:style style:name="T7" style:family="text">
      <style:text-properties fo:font-size="9pt" fo:font-weight="bold" officeooo:rsid="0024ef68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026bebe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2f1fb3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300e4e" style:font-size-asian="9pt" style:font-weight-asian="bold" style:font-size-complex="9pt" style:font-weight-complex="bold"/>
    </style:style>
    <style:style style:name="T11" style:family="text">
      <style:text-properties fo:font-size="9pt" fo:font-weight="bold" officeooo:rsid="0032ec89" style:font-size-asian="9pt" style:font-weight-asian="bold" style:font-size-complex="9pt" style:font-weight-complex="bold"/>
    </style:style>
    <style:style style:name="T12" style:family="text">
      <style:text-properties officeooo:rsid="001e4af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f1fb3"/>
    </style:style>
    <style:style style:name="T15" style:family="text">
      <style:text-properties officeooo:rsid="00300e4e"/>
    </style:style>
    <style:style style:name="T16" style:family="text">
      <style:text-properties officeooo:rsid="00301b6c"/>
    </style:style>
    <style:style style:name="T17" style:family="text">
      <style:text-properties officeooo:rsid="0032ec89"/>
    </style:style>
    <style:style style:name="T18" style:family="text">
      <style:text-properties officeooo:rsid="00364428"/>
    </style:style>
    <style:style style:name="T19" style:family="text">
      <style:text-properties officeooo:rsid="003b426a"/>
    </style:style>
    <style:style style:name="T20" style:family="text">
      <style:text-properties officeooo:rsid="0047916a"/>
    </style:style>
    <style:style style:name="T21" style:family="text">
      <style:text-properties officeooo:rsid="005cff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24">Literature &amp; Application</text:p>
          </table:table-cell>
          <table:table-cell table:style-name="Tabelle1.A1" office:value-type="string">
            <text:p text:style-name="P23">Routing</text:p>
          </table:table-cell>
          <table:table-cell table:style-name="Tabelle1.A1" office:value-type="string">
            <text:p text:style-name="P23">Uncertainty</text:p>
          </table:table-cell>
          <table:table-cell table:style-name="Tabelle1.A1" table:number-columns-spanned="4" office:value-type="string">
            <text:p text:style-name="P23"><text:span text:style-name="T18">F</text:span>eatures</text:p>
          </table:table-cell>
          <table:covered-table-cell/>
          <table:covered-table-cell/>
          <table:covered-table-cell/>
          <table:table-cell table:style-name="Tabelle1.H1" office:value-type="string">
            <text:p text:style-name="P26">Offline Approaches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3">Temporal</text:p>
          </table:table-cell>
          <table:table-cell table:style-name="Tabelle1.A2" office:value-type="string">
            <text:p text:style-name="P13">Spatial</text:p>
          </table:table-cell>
          <table:table-cell table:style-name="Tabelle1.A2" office:value-type="string">
            <text:p text:style-name="P13">Routing</text:p>
          </table:table-cell>
          <table:table-cell table:style-name="Tabelle1.A2" office:value-type="string">
            <text:p text:style-name="P13">Processing</text:p>
          </table:table-cell>
          <table:table-cell table:style-name="Tabelle1.H2" office:value-type="string">
            <text:p text:style-name="P27"/>
          </table:table-cell>
        </table:table-row>
        <table:table-row>
          <table:table-cell table:style-name="Tabelle1.A2" office:value-type="string">
            <text:p text:style-name="P2">Hildebrandt et al. (2020)</text:p>
            <text:p text:style-name="P2">(Restaurant Meal Delivery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3">Requests,</text:p>
            <text:p text:style-name="P3">Travel/<text:span text:style-name="T17">Service</text:span> times, Processing Times</text:p>
          </table:table-cell>
          <table:table-cell table:style-name="Tabelle1.A2" office:value-type="string">
            <text:p text:style-name="P31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H2" office:value-type="string">
            <text:p text:style-name="P30"><text:span text:style-name="T5">Ensemble Learning</text:span><text:span text:style-name="T4"> (GBDT)</text:span></text:p>
          </table:table-cell>
        </table:table-row>
        <table:table-row>
          <table:table-cell table:style-name="Tabelle1.A2" office:value-type="string">
            <text:p text:style-name="P2">Zhu et al. (2020) </text:p>
            <text:p text:style-name="P2">(Order Fulfillment Cycle Time Prediction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6">Requests, </text:p>
            <text:p text:style-name="P6"><text:span text:style-name="T15">T</text:span>ravel/<text:span text:style-name="T17">Service </text:span>times, <text:span text:style-name="T15">P</text:span>rocess<text:span text:style-name="T16">ing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3">Y</text:p>
          </table:table-cell>
          <table:table-cell table:style-name="Tabelle1.H2" office:value-type="string">
            <text:p text:style-name="P27">Deep Learning (ANN)</text:p>
          </table:table-cell>
        </table:table-row>
        <table:table-row>
          <table:table-cell table:style-name="Tabelle1.A2" office:value-type="string">
            <text:p text:style-name="P2">Liu et al. (2018) (Restaurant Meal Delivery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6">Requests, </text:p>
            <text:p text:style-name="P6">Travel/Service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H2" office:value-type="string">
            <text:p text:style-name="P30"><text:span text:style-name="T4">Linear </text:span><text:span text:style-name="T5">models, </text:span><text:span text:style-name="T6">SVR</text:span><text:span text:style-name="T5">, <text:s/>Ensemble Learning (RF)</text:span></text:p>
          </table:table-cell>
        </table:table-row>
        <table:table-row>
          <table:table-cell table:style-name="Tabelle1.A2" office:value-type="string">
            <text:p text:style-name="P10">Vanajakshi et al. (2007)</text:p>
            <text:p text:style-name="P10">(Traffic Information Systems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10">Travel/<text:span text:style-name="T17">Service</text:span> times</text:p>
          </table:table-cell>
          <table:table-cell table:style-name="Tabelle1.A2" office:value-type="string">
            <text:p text:style-name="P14">Y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H2" office:value-type="string">
            <text:p text:style-name="P18">S<text:span text:style-name="T20">upport Vector Regression</text:span>, 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5">Siripanporchana <text:span text:style-name="T12">et al.</text:span> <text:span text:style-name="T12"><text:s/>(2016)</text:span> (<text:span text:style-name="T12">Traffic Information System</text:span><text:span text:style-name="T21">s</text:span><text:span text:style-name="T12">)</text:span>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4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7">Jindal et al. (2017) </text:p>
            <text:p text:style-name="P7">(Taxi travel time prediction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17">Huang et al. (2018) </text:p>
            <text:p text:style-name="P17">(Taxi travel time prediction) 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 </text:span>times 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5">Cheng (2019) </text:p>
            <text:p text:style-name="P28"><text:span text:style-name="T1">(</text:span><text:span text:style-name="T2">Traffic Information System</text:span><text:span text:style-name="T3">s</text:span><text:span text:style-name="T2">)</text:span>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9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 table:style-name="Tabelle1.11">
          <table:table-cell table:style-name="Tabelle1.A2" office:value-type="string">
            <text:p text:style-name="P7">Huang et al. (2020)</text:p>
            <text:p text:style-name="P7">(Taxi travel time prediction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20">This paper<text:span text:style-name="T13"> </text:span></text:p>
            <text:p text:style-name="P21">(Restaurant Meal Delivery)</text:p>
          </table:table-cell>
          <table:table-cell table:style-name="Tabelle1.A2" office:value-type="string">
            <text:p text:style-name="P25">Trips</text:p>
          </table:table-cell>
          <table:table-cell table:style-name="Tabelle1.A2" office:value-type="string">
            <text:p text:style-name="P21">Requests, </text:p>
            <text:p text:style-name="P21">Travel/Service Times, Processing Times 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H2" office:value-type="string">
            <text:p text:style-name="P29"><text:span text:style-name="T9">Ensemble Learning </text:span><text:span text:style-name="T11">(GBDT &amp; RF)</text:span><text:span text:style-name="T7">, </text:span><text:span text:style-name="T8">Deep Learning </text:span><text:span text:style-name="T10">(ANN)</text:span><text:span text:style-name="T7">, <text:s/>Linear Models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14.409463777</meta:creation-date>
    <dc:date>2021-02-04T20:42:09.818097563</dc:date>
    <meta:editing-duration>PT6H32M41S</meta:editing-duration>
    <meta:editing-cycles>22</meta:editing-cycles>
    <meta:generator>LibreOffice/6.4.6.2$Linux_X86_64 LibreOffice_project/40$Build-2</meta:generator>
    <meta:document-statistic meta:table-count="1" meta:image-count="0" meta:object-count="0" meta:page-count="1" meta:paragraph-count="84" meta:word-count="189" meta:character-count="1253" meta:non-whitespace-character-count="1133"/>
  </office:meta>
</office:document-meta>
</file>